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yriadProular1" svg:font-family="MyriadProular"/>
    <style:font-face style:name="Liberation Serif1" svg:font-family="'Liberation Serif'" style:font-pitch="variable"/>
    <style:font-face style:name="MyriadProular" svg:font-family="MyriadProular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231f20" draw:stroke-linejoin="miter" svg:stroke-linecap="butt" draw:fill="solid" draw:fill-color="#ffffff" fo:padding-top="0.017cm" fo:padding-bottom="0.017cm" fo:padding-left="0.017cm" fo:padding-right="0.017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364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758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378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584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052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851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491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178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885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14cm" fo:min-width="3.257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3.135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728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14cm" fo:min-width="3.236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568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804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961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755cm" fo:min-width="2.841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14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708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665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796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534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3.372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268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915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555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514cm" fo:min-width="3.169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491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847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462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352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423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607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445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352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648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161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068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415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931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47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3.118cm" fo:padding-top="0cm" fo:padding-bottom="0cm" fo:padding-left="0cm" fo:padding-right="0cm"/>
    </style:style>
    <style:style style:name="gr44" style:family="graphic" style:parent-style-name="standard">
      <style:graphic-properties draw:stroke="dash" draw:stroke-dash="Dashed_20__28_var_29_" svg:stroke-width="0.035cm" svg:stroke-color="#231f20" draw:stroke-linejoin="miter" svg:stroke-linecap="butt" draw:fill="solid" draw:fill-color="#ffffff" fo:padding-top="0.017cm" fo:padding-bottom="0.017cm" fo:padding-left="0.017cm" fo:padding-right="0.017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699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3.198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212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755cm" fo:min-width="2.711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433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755cm" fo:min-width="2.885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3.054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238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3.058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107cm" fo:padding-top="0cm" fo:padding-bottom="0cm" fo:padding-left="0cm" fo:padding-right="0cm"/>
    </style:style>
    <style:style style:name="gr55" style:family="graphic" style:parent-style-name="standard">
      <style:graphic-properties draw:stroke="solid" svg:stroke-width="0.035cm" svg:stroke-color="#231f20" draw:stroke-linejoin="miter" svg:stroke-linecap="butt" draw:fill="none" fo:padding-top="0.017cm" fo:padding-bottom="0.017cm" fo:padding-left="0.017cm" fo:padding-right="0.017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3.431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6.564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7.635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0.763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0.565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0.586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0.891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755cm" fo:min-width="2.635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551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505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0.422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3.054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868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635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755cm" fo:min-width="3.025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0.798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4.582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669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755cm" fo:min-width="3.008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479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755cm" fo:min-width="2.838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093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909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511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8pt" style:font-size-asian="8pt" style:font-size-complex="8pt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start" style:writing-mode="lr-tb"/>
      <style:text-properties fo:font-size="11pt" style:font-size-asian="12pt" style:font-size-complex="12pt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="none"/>
      <style:paragraph-properties fo:text-align="center" style:writing-mode="lr-tb"/>
      <style:text-properties fo:font-size="8pt" style:font-size-asian="8pt" style:font-size-complex="8pt"/>
    </style:style>
    <style:style style:name="P9" style:family="paragraph">
      <style:paragraph-properties fo:text-align="start" style:writing-mode="lr-tb"/>
      <style:text-properties fo:font-size="11pt"/>
    </style:style>
    <style:style style:name="P10" style:family="paragraph">
      <loext:graphic-properties draw:fill="none"/>
      <style:paragraph-properties fo:text-align="start" style:writing-mode="lr-tb"/>
      <style:text-properties fo:font-size="8pt" style:font-size-asian="8pt" style:font-size-complex="8pt"/>
    </style:style>
    <style:style style:name="P11" style:family="paragraph">
      <loext:graphic-properties draw:fill="none"/>
    </style:style>
    <style:style style:name="P12" style:family="paragraph">
      <loext:graphic-properties draw:fill="none"/>
      <style:text-properties fo:font-size="14pt" style:font-size-asian="14pt" style:font-size-complex="14pt"/>
    </style:style>
    <style:style style:name="P13" style:family="paragraph">
      <loext:graphic-properties draw:fill="none"/>
      <style:text-properties fo:font-size="10pt" style:font-size-asian="10pt" style:font-size-complex="10pt"/>
    </style:style>
    <style:style style:name="T1" style:family="text">
      <style:text-properties fo:color="#231f20" style:font-name="MyriadProular1" fo:font-size="12pt" style:font-size-asian="12pt" style:font-name-complex="MyriadProular1" style:font-size-complex="12pt"/>
    </style:style>
    <style:style style:name="T2" style:family="text">
      <style:text-properties fo:color="#231f20" style:font-name="MyriadProular1" fo:font-size="8pt" style:font-size-asian="8pt" style:font-name-complex="MyriadProular1" style:font-size-complex="8pt"/>
    </style:style>
    <style:style style:name="T3" style:family="text">
      <style:text-properties fo:color="#231f20" style:font-name="MyriadProular1" fo:font-size="11pt" style:font-size-asian="12pt" style:font-name-complex="MyriadProular1" style:font-size-complex="12pt"/>
    </style:style>
    <style:style style:name="T4" style:family="text">
      <style:text-properties fo:color="#231f20" style:font-name="MyriadProular1" style:font-size-asian="12pt" style:font-name-complex="MyriadProular1" style:font-size-complex="12pt"/>
    </style:style>
    <style:style style:name="T5" style:family="text">
      <style:text-properties fo:color="#231f20" style:font-name="MyriadProular1" fo:font-size="14pt" style:font-size-asian="14pt" style:font-name-complex="MyriadProular1" style:font-size-complex="14pt"/>
    </style:style>
    <style:style style:name="T6" style:family="text">
      <style:text-properties fo:color="#231f20" style:font-name="MyriadProular1" fo:font-size="10pt" style:font-size-asian="10pt" style:font-name-complex="MyriadProular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3.517cm" svg:height="1.736cm" svg:x="10.436cm" svg:y="9.767cm" svg:viewBox="0 0 3518 1737" svg:d="M3518 1282c0 252-203 455-454 455h-2610c-251 0-454-203-454-455v-828c0-251 203-454 454-454h2610c251 0 454 203 454 454z">
          <text:p/>
        </draw:path>
        <draw:frame draw:style-name="gr2" draw:text-style-name="P3" draw:layer="layout" svg:width="1.364cm" svg:height="0.564cm" svg:x="11.636cm" svg:y="9.913cm">
          <draw:text-box>
            <text:p text:style-name="P2"><text:span text:style-name="T1">Media</text:span></text:p>
          </draw:text-box>
        </draw:frame>
        <draw:frame draw:style-name="gr3" draw:text-style-name="P4" draw:layer="layout" svg:width="2.758cm" svg:height="0.378cm" svg:x="10.917cm" svg:y="10.557cm">
          <draw:text-box>
            <text:p text:style-name="P2"><text:span text:style-name="T2">Images, video, sound,</text:span></text:p>
          </draw:text-box>
        </draw:frame>
        <draw:path draw:style-name="gr1" draw:text-style-name="P1" draw:layer="layout" svg:width="3.517cm" svg:height="1.736cm" svg:x="6.332cm" svg:y="9.767cm" svg:viewBox="0 0 3518 1737" svg:d="M3518 1282c0 252-204 455-455 455h-2609c-251 0-454-203-454-455v-828c0-251 203-454 454-454h2609c251 0 455 203 455 454z">
          <text:p/>
        </draw:path>
        <draw:frame draw:style-name="gr4" draw:text-style-name="P4" draw:layer="layout" svg:width="1.378cm" svg:height="0.378cm" svg:x="11.515cm" svg:y="10.896cm">
          <draw:text-box>
            <text:p text:style-name="P2"><text:span text:style-name="T2">documents</text:span></text:p>
          </draw:text-box>
        </draw:frame>
        <draw:frame draw:style-name="gr5" draw:text-style-name="P5" draw:layer="layout" svg:width="2.584cm" svg:height="0.564cm" svg:x="6.881cm" svg:y="9.913cm">
          <draw:text-box>
            <text:p text:style-name="P2"><text:span text:style-name="T1">DNA [SeqDB]</text:span></text:p>
          </draw:text-box>
        </draw:frame>
        <draw:frame draw:style-name="gr6" draw:text-style-name="P4" draw:layer="layout" svg:width="1.052cm" svg:height="0.378cm" svg:x="7.607cm" svg:y="10.557cm">
          <draw:text-box>
            <text:p text:style-name="P2"><text:span text:style-name="T2">[SeqDB]</text:span></text:p>
          </draw:text-box>
        </draw:frame>
        <draw:path draw:style-name="gr1" draw:text-style-name="P1" draw:layer="layout" svg:width="3.517cm" svg:height="1.736cm" svg:x="6.371cm" svg:y="12.114cm" svg:viewBox="0 0 3518 1737" svg:d="M3518 1283c0 251-204 454-455 454h-2609c-251 0-454-203-454-454v-829c0-251 203-454 454-454h2609c251 0 455 203 455 454z">
          <text:p/>
        </draw:path>
        <draw:frame draw:style-name="gr7" draw:text-style-name="P4" draw:layer="layout" svg:width="2.851cm" svg:height="0.378cm" svg:x="6.812cm" svg:y="10.896cm">
          <draw:text-box>
            <text:p text:style-name="P2"><text:span text:style-name="T2">DNA sequences, LIMS</text:span></text:p>
          </draw:text-box>
        </draw:frame>
        <draw:frame draw:style-name="gr8" draw:text-style-name="P5" draw:layer="layout" svg:width="2.491cm" svg:height="0.564cm" svg:x="6.955cm" svg:y="12.26cm">
          <draw:text-box>
            <text:p text:style-name="P2"><text:span text:style-name="T1">Taxon Profile</text:span></text:p>
          </draw:text-box>
        </draw:frame>
        <draw:frame draw:style-name="gr9" draw:text-style-name="P4" draw:layer="layout" svg:width="2.178cm" svg:height="0.378cm" svg:x="7.093cm" svg:y="12.904cm">
          <draw:text-box>
            <text:p text:style-name="P2"><text:span text:style-name="T2">Text presentation</text:span></text:p>
          </draw:text-box>
        </draw:frame>
        <draw:path draw:style-name="gr1" draw:text-style-name="P1" draw:layer="layout" svg:width="3.517cm" svg:height="1.736cm" svg:x="2.3cm" svg:y="9.767cm" svg:viewBox="0 0 3518 1737" svg:d="M3518 1282c0 252-203 455-454 455h-2609c-252 0-455-203-455-455v-828c0-251 203-454 455-454h2609c251 0 454 203 454 454z">
          <text:p/>
        </draw:path>
        <draw:frame draw:style-name="gr10" draw:text-style-name="P4" draw:layer="layout" svg:width="2.885cm" svg:height="0.378cm" svg:x="6.785cm" svg:y="13.243cm">
          <draw:text-box>
            <text:p text:style-name="P2"><text:span text:style-name="T2">[Species Profile Model]</text:span></text:p>
          </draw:text-box>
        </draw:frame>
        <draw:frame draw:style-name="gr11" draw:text-style-name="P6" draw:layer="layout" svg:width="3.257cm" svg:height="0.514cm" svg:x="2.467cm" svg:y="9.913cm">
          <draw:text-box>
            <text:p text:style-name="P2"><text:span text:style-name="T3">Taxonomy [PlutoF]</text:span></text:p>
          </draw:text-box>
        </draw:frame>
        <draw:frame draw:style-name="gr12" draw:text-style-name="P4" draw:layer="layout" svg:width="3.135cm" svg:height="0.378cm" svg:x="2.417cm" svg:y="10.557cm">
          <draw:text-box>
            <text:p text:style-name="P2"><text:span text:style-name="T2">Scientific names, vernac.</text:span></text:p>
          </draw:text-box>
        </draw:frame>
        <draw:path draw:style-name="gr1" draw:text-style-name="P1" draw:layer="layout" svg:width="3.517cm" svg:height="1.736cm" svg:x="2.576cm" svg:y="24.628cm" svg:viewBox="0 0 3518 1737" svg:d="M3518 1283c0 251-203 454-454 454h-2609c-251 0-455-203-455-454v-828c0-252 204-455 455-455h2609c251 0 454 203 454 455z">
          <text:p/>
        </draw:path>
        <draw:frame draw:style-name="gr13" draw:text-style-name="P4" draw:layer="layout" svg:width="2.728cm" svg:height="0.378cm" svg:x="2.793cm" svg:y="10.896cm">
          <draw:text-box>
            <text:p text:style-name="P2"><text:span text:style-name="T2">names, synonyms etc</text:span></text:p>
          </draw:text-box>
        </draw:frame>
        <draw:frame draw:style-name="gr14" draw:text-style-name="P6" draw:layer="layout" svg:width="3.236cm" svg:height="0.514cm" svg:x="2.706cm" svg:y="24.774cm">
          <draw:text-box>
            <text:p text:style-name="P2"><text:span text:style-name="T3">Coll. Search Portal</text:span></text:p>
          </draw:text-box>
        </draw:frame>
        <draw:frame draw:style-name="gr15" draw:text-style-name="P4" draw:layer="layout" svg:width="1.568cm" svg:height="0.378cm" svg:x="3.591cm" svg:y="25.419cm">
          <draw:text-box>
            <text:p text:style-name="P2"><text:span text:style-name="T2">[naturarv.se]</text:span></text:p>
          </draw:text-box>
        </draw:frame>
        <draw:path draw:style-name="gr1" draw:text-style-name="P1" draw:layer="layout" svg:width="3.517cm" svg:height="1.737cm" svg:x="6.635cm" svg:y="16.366cm" svg:viewBox="0 0 3518 1738" svg:d="M3518 1284c0 250-203 454-454 454h-2610c-251 0-454-204-454-454v-828c0-251 203-456 454-456h2610c251 0 454 205 454 456z">
          <text:p/>
        </draw:path>
        <draw:frame draw:style-name="gr16" draw:text-style-name="P4" draw:layer="layout" svg:width="2.804cm" svg:height="0.378cm" svg:x="2.969cm" svg:y="25.757cm">
          <draw:text-box>
            <text:p text:style-name="P2"><text:span text:style-name="T2">Public collection portal</text:span></text:p>
          </draw:text-box>
        </draw:frame>
        <draw:frame draw:style-name="gr17" draw:text-style-name="P5" draw:layer="layout" svg:width="2.961cm" svg:height="0.564cm" svg:x="7.017cm" svg:y="16.513cm">
          <draw:text-box>
            <text:p text:style-name="P2"><text:span text:style-name="T1">DINA Data Tool</text:span></text:p>
          </draw:text-box>
        </draw:frame>
        <draw:frame draw:style-name="gr18" draw:text-style-name="P8" draw:layer="layout" svg:width="2.841cm" svg:height="0.755cm" svg:x="7.059cm" svg:y="17.157cm">
          <draw:text-box>
            <text:p text:style-name="P7"><text:span text:style-name="T2">UI for batch upload of</text:span><text:span text:style-name="T2"><text:line-break/></text:span><text:span text:style-name="T2">spreadsheet data</text:span></text:p>
          </draw:text-box>
        </draw:frame>
        <draw:path draw:style-name="gr1" draw:text-style-name="P1" draw:layer="layout" svg:width="3.517cm" svg:height="1.736cm" svg:x="15.215cm" svg:y="21.063cm" svg:viewBox="0 0 3518 1737" svg:d="M3518 1282c0 252-203 455-454 455h-2610c-251 0-454-203-454-455v-828c0-250 203-454 454-454h2610c251 0 454 204 454 454z">
          <text:p/>
        </draw:path>
        <draw:frame draw:style-name="gr19" draw:text-style-name="P5" draw:layer="layout" svg:width="2.14cm" svg:height="0.564cm" svg:x="15.949cm" svg:y="21.209cm">
          <draw:text-box>
            <text:p text:style-name="P2"><text:span text:style-name="T1">Biol Survey</text:span></text:p>
          </draw:text-box>
        </draw:frame>
        <draw:frame draw:style-name="gr20" draw:text-style-name="P4" draw:layer="layout" svg:width="1.708cm" svg:height="0.378cm" svg:x="16.14cm" svg:y="21.854cm">
          <draw:text-box>
            <text:p text:style-name="P2"><text:span text:style-name="T2">[naturfynd.se]</text:span></text:p>
          </draw:text-box>
        </draw:frame>
        <draw:path draw:style-name="gr1" draw:text-style-name="P1" draw:layer="layout" svg:width="3.517cm" svg:height="1.736cm" svg:x="6.716cm" svg:y="24.628cm" svg:viewBox="0 0 3518 1737" svg:d="M3518 1283c0 251-204 454-454 454h-2610c-251 0-454-203-454-454v-828c0-252 203-455 454-455h2610c250 0 454 203 454 455z">
          <text:p/>
        </draw:path>
        <draw:frame draw:style-name="gr21" draw:text-style-name="P4" draw:layer="layout" svg:width="2.665cm" svg:height="0.378cm" svg:x="15.721cm" svg:y="22.193cm">
          <draw:text-box>
            <text:p text:style-name="P2"><text:span text:style-name="T2">UI for survey projects</text:span></text:p>
          </draw:text-box>
        </draw:frame>
        <draw:frame draw:style-name="gr22" draw:text-style-name="P6" draw:layer="layout" svg:width="2.796cm" svg:height="0.564cm" svg:x="7.142cm" svg:y="24.774cm">
          <draw:text-box>
            <text:p text:style-name="P9"><text:span text:style-name="T4">Barcode Portal</text:span></text:p>
          </draw:text-box>
        </draw:frame>
        <draw:frame draw:style-name="gr23" draw:text-style-name="P4" draw:layer="layout" svg:width="1.534cm" svg:height="0.378cm" svg:x="7.758cm" svg:y="25.419cm">
          <draw:text-box>
            <text:p text:style-name="P2"><text:span text:style-name="T2">[dna-key.se]</text:span></text:p>
          </draw:text-box>
        </draw:frame>
        <draw:path draw:style-name="gr1" draw:text-style-name="P1" draw:layer="layout" svg:width="3.517cm" svg:height="1.736cm" svg:x="2.496cm" svg:y="18.671cm" svg:viewBox="0 0 3518 1737" svg:d="M3518 1282c0 252-203 455-454 455h-2610c-251 0-454-203-454-455v-828c0-250 203-454 454-454h2610c251 0 454 204 454 454z">
          <text:p/>
        </draw:path>
        <draw:frame draw:style-name="gr24" draw:text-style-name="P4" draw:layer="layout" svg:width="3.372cm" svg:height="0.378cm" svg:x="6.9cm" svg:y="25.757cm">
          <draw:text-box>
            <text:p text:style-name="P2"><text:span text:style-name="T2">DNA barcode vouchers etc</text:span></text:p>
          </draw:text-box>
        </draw:frame>
        <draw:frame draw:style-name="gr25" draw:text-style-name="P5" draw:layer="layout" svg:width="3.198cm" svg:height="0.564cm" svg:x="2.605cm" svg:y="18.817cm">
          <draw:text-box>
            <text:p text:style-name="P2"><text:span text:style-name="T1">Report generator</text:span></text:p>
          </draw:text-box>
        </draw:frame>
        <draw:frame draw:style-name="gr26" draw:text-style-name="P4" draw:layer="layout" svg:width="2.915cm" svg:height="0.378cm" svg:x="2.891cm" svg:y="19.462cm">
          <draw:text-box>
            <text:p text:style-name="P2"><text:span text:style-name="T2">Create and print labels,</text:span></text:p>
          </draw:text-box>
        </draw:frame>
        <draw:path draw:style-name="gr1" draw:text-style-name="P1" draw:layer="layout" svg:width="3.517cm" svg:height="1.737cm" svg:x="2.518cm" svg:y="16.366cm" svg:viewBox="0 0 3518 1738" svg:d="M3518 1284c0 250-203 454-454 454h-2610c-251 0-454-204-454-454v-828c0-251 203-456 454-456h2610c251 0 454 205 454 456z">
          <text:p/>
        </draw:path>
        <draw:frame draw:style-name="gr27" draw:text-style-name="P4" draw:layer="layout" svg:width="2.555cm" svg:height="0.378cm" svg:x="3.055cm" svg:y="19.801cm">
          <draw:text-box>
            <text:p text:style-name="P2"><text:span text:style-name="T2">statistics, loan forms</text:span></text:p>
          </draw:text-box>
        </draw:frame>
        <draw:frame draw:style-name="gr28" draw:text-style-name="P6" draw:layer="layout" svg:width="3.169cm" svg:height="0.514cm" svg:x="2.828cm" svg:y="16.512cm">
          <draw:text-box>
            <text:p text:style-name="P2"><text:span text:style-name="T3">Coll object editor</text:span></text:p>
          </draw:text-box>
        </draw:frame>
        <draw:frame draw:style-name="gr29" draw:text-style-name="P4" draw:layer="layout" svg:width="2.995cm" svg:height="0.755cm" svg:x="2.859cm" svg:y="17.157cm">
          <draw:text-box>
            <text:p text:style-name="P7"><text:span text:style-name="T2">Collections objects,</text:span><text:span text:style-name="T2"><text:line-break/></text:span><text:span text:style-name="T2">preparation, determ. etc</text:span></text:p>
          </draw:text-box>
        </draw:frame>
        <draw:path draw:style-name="gr1" draw:text-style-name="P1" draw:layer="layout" svg:width="3.517cm" svg:height="1.736cm" svg:x="10.986cm" svg:y="18.671cm" svg:viewBox="0 0 3518 1737" svg:d="M3518 1282c0 252-203 455-454 455h-2610c-251 0-454-203-454-455v-828c0-250 203-454 454-454h2610c251 0 454 204 454 454z">
          <text:p/>
        </draw:path>
        <draw:frame draw:style-name="gr30" draw:text-style-name="P5" draw:layer="layout" svg:width="2.847cm" svg:height="0.564cm" svg:x="11.393cm" svg:y="18.817cm">
          <draw:text-box>
            <text:p text:style-name="P2"><text:span text:style-name="T1">Asset Manager</text:span></text:p>
          </draw:text-box>
        </draw:frame>
        <draw:frame draw:style-name="gr31" draw:text-style-name="P4" draw:layer="layout" svg:width="2.601cm" svg:height="0.755cm" svg:x="11.446cm" svg:y="19.462cm">
          <draw:text-box>
            <text:p text:style-name="P7"><text:span text:style-name="T2">Manage media and</text:span><text:span text:style-name="T2"><text:line-break/></text:span><text:span text:style-name="T2">associated metadata</text:span></text:p>
          </draw:text-box>
        </draw:frame>
        <draw:path draw:style-name="gr1" draw:text-style-name="P1" draw:layer="layout" svg:width="3.517cm" svg:height="1.736cm" svg:x="6.56cm" svg:y="18.671cm" svg:viewBox="0 0 3518 1737" svg:d="M3518 1282c0 252-203 455-454 455h-2610c-251 0-454-203-454-455v-828c0-250 203-454 454-454h2610c251 0 454 204 454 454z">
          <text:p/>
        </draw:path>
        <draw:frame draw:style-name="gr32" draw:text-style-name="P5" draw:layer="layout" svg:width="2.352cm" svg:height="0.564cm" svg:x="7.174cm" svg:y="18.817cm">
          <draw:text-box>
            <text:p text:style-name="P2"><text:span text:style-name="T1">Taxon editor</text:span></text:p>
          </draw:text-box>
        </draw:frame>
        <draw:frame draw:style-name="gr29" draw:text-style-name="P4" draw:layer="layout" svg:width="2.491cm" svg:height="0.378cm" svg:x="7.158cm" svg:y="19.462cm">
          <draw:text-box>
            <text:p text:style-name="P2"><text:span text:style-name="T2">Create and manage</text:span></text:p>
          </draw:text-box>
        </draw:frame>
        <draw:path draw:style-name="gr1" draw:text-style-name="P1" draw:layer="layout" svg:width="3.517cm" svg:height="1.737cm" svg:x="15.166cm" svg:y="16.366cm" svg:viewBox="0 0 3518 1738" svg:d="M3518 1284c0 250-203 454-454 454h-2609c-251 0-455-204-455-454v-828c0-251 204-456 455-456h2609c251 0 454 205 454 456z">
          <text:p/>
        </draw:path>
        <draw:frame draw:style-name="gr3" draw:text-style-name="P4" draw:layer="layout" svg:width="2.758cm" svg:height="0.378cm" svg:x="6.955cm" svg:y="19.801cm">
          <draw:text-box>
            <text:p text:style-name="P2"><text:span text:style-name="T2">taxonomic information</text:span></text:p>
          </draw:text-box>
        </draw:frame>
        <draw:frame draw:style-name="gr33" draw:text-style-name="P5" draw:layer="layout" svg:width="2.61cm" svg:height="0.564cm" svg:x="15.712cm" svg:y="16.513cm">
          <draw:text-box>
            <text:p text:style-name="P2"><text:span text:style-name="T1">Locality editor</text:span></text:p>
          </draw:text-box>
        </draw:frame>
        <draw:frame draw:style-name="gr34" draw:text-style-name="P10" draw:layer="layout" svg:width="2.607cm" svg:height="0.755cm" svg:x="15.693cm" svg:y="17.157cm">
          <draw:text-box>
            <text:p text:style-name="P7"><text:span text:style-name="T2">Locality info, geo-</text:span></text:p>
            <text:p text:style-name="P7"><text:span text:style-name="T2">referencing interface</text:span></text:p>
          </draw:text-box>
        </draw:frame>
        <draw:path draw:style-name="gr1" draw:text-style-name="P1" draw:layer="layout" svg:width="3.517cm" svg:height="1.736cm" svg:x="15.153cm" svg:y="24.558cm" svg:viewBox="0 0 3518 1737" svg:d="M3518 1283c0 250-203 454-454 454h-2610c-251 0-454-204-454-454v-828c0-252 203-455 454-455h2610c251 0 454 203 454 455z">
          <text:p/>
        </draw:path>
        <draw:frame draw:style-name="gr35" draw:text-style-name="P5" draw:layer="layout" svg:width="2.445cm" svg:height="0.564cm" svg:x="15.766cm" svg:y="24.704cm">
          <draw:text-box>
            <text:p text:style-name="P2"><text:span text:style-name="T1">Taxon pages</text:span></text:p>
          </draw:text-box>
        </draw:frame>
        <draw:frame draw:style-name="gr36" draw:text-style-name="P4" draw:layer="layout" svg:width="2.352cm" svg:height="0.378cm" svg:x="15.793cm" svg:y="25.348cm">
          <draw:text-box>
            <text:p text:style-name="P2"><text:span text:style-name="T2">[naturforskaren.se]</text:span></text:p>
          </draw:text-box>
        </draw:frame>
        <draw:path draw:style-name="gr1" draw:text-style-name="P1" draw:layer="layout" svg:width="3.516cm" svg:height="1.737cm" svg:x="2.599cm" svg:y="26.909cm" svg:viewBox="0 0 3517 1738" svg:d="M3517 1282c0 252-203 456-454 456h-2609c-251 0-454-204-454-456v-828c0-250 203-454 454-454h2609c251 0 454 204 454 454z">
          <text:p/>
        </draw:path>
        <draw:frame draw:style-name="gr37" draw:text-style-name="P4" draw:layer="layout" svg:width="2.648cm" svg:height="0.378cm" svg:x="15.673cm" svg:y="25.687cm">
          <draw:text-box>
            <text:p text:style-name="P2"><text:span text:style-name="T2">Taxon page interface</text:span></text:p>
          </draw:text-box>
        </draw:frame>
        <draw:frame draw:style-name="gr38" draw:text-style-name="P5" draw:layer="layout" svg:width="2.161cm" svg:height="0.564cm" svg:x="3.28cm" svg:y="27.055cm">
          <draw:text-box>
            <text:p text:style-name="P2"><text:span text:style-name="T1">MorphBank</text:span></text:p>
          </draw:text-box>
        </draw:frame>
        <draw:path draw:style-name="gr1" draw:text-style-name="P1" draw:layer="layout" svg:width="3.517cm" svg:height="1.737cm" svg:x="10.889cm" svg:y="16.366cm" svg:viewBox="0 0 3518 1738" svg:d="M3518 1284c0 250-203 454-454 454h-2610c-251 0-454-204-454-454v-828c0-251 203-456 454-456h2610c251 0 454 205 454 456z">
          <text:p/>
        </draw:path>
        <draw:frame draw:style-name="gr10" draw:text-style-name="P4" draw:layer="layout" svg:width="2.885cm" svg:height="0.378cm" svg:x="2.977cm" svg:y="27.7cm">
          <draw:text-box>
            <text:p text:style-name="P2"><text:span text:style-name="T2">Specimen image portal</text:span></text:p>
          </draw:text-box>
        </draw:frame>
        <draw:frame draw:style-name="gr39" draw:text-style-name="P5" draw:layer="layout" svg:width="2.068cm" svg:height="0.564cm" svg:x="11.616cm" svg:y="16.513cm">
          <draw:text-box>
            <text:p text:style-name="P2"><text:span text:style-name="T1">DNA editor</text:span></text:p>
          </draw:text-box>
        </draw:frame>
        <draw:frame draw:style-name="gr40" draw:text-style-name="P4" draw:layer="layout" svg:width="2.415cm" svg:height="0.378cm" svg:x="11.519cm" svg:y="17.157cm">
          <draw:text-box>
            <text:p text:style-name="P2"><text:span text:style-name="T2">Create, update and</text:span></text:p>
          </draw:text-box>
        </draw:frame>
        <draw:path draw:style-name="gr1" draw:text-style-name="P1" draw:layer="layout" svg:width="3.517cm" svg:height="1.736cm" svg:x="11.028cm" svg:y="24.628cm" svg:viewBox="0 0 3518 1737" svg:d="M3518 1283c0 251-203 454-454 454h-2610c-251 0-454-203-454-454v-828c0-252 203-455 454-455h2610c251 0 454 203 454 455z">
          <text:p/>
        </draw:path>
        <draw:frame draw:style-name="gr41" draw:text-style-name="P4" draw:layer="layout" svg:width="2.931cm" svg:height="0.378cm" svg:x="11.263cm" svg:y="17.496cm">
          <draw:text-box>
            <text:p text:style-name="P2"><text:span text:style-name="T2">manage DNA seq. data</text:span></text:p>
          </draw:text-box>
        </draw:frame>
        <draw:frame draw:style-name="gr42" draw:text-style-name="P5" draw:layer="layout" svg:width="2.47cm" svg:height="0.564cm" svg:x="11.592cm" svg:y="24.774cm">
          <draw:text-box>
            <text:p text:style-name="P2"><text:span text:style-name="T1">Loan request</text:span></text:p>
          </draw:text-box>
        </draw:frame>
        <draw:frame draw:style-name="gr43" draw:text-style-name="P4" draw:layer="layout" svg:width="3.118cm" svg:height="0.378cm" svg:x="11.31cm" svg:y="25.419cm">
          <draw:text-box>
            <text:p text:style-name="P2"><text:span text:style-name="T2">Public loan request form,</text:span></text:p>
          </draw:text-box>
        </draw:frame>
        <draw:path draw:style-name="gr44" draw:text-style-name="P1" draw:layer="layout" svg:width="3.517cm" svg:height="1.736cm" svg:x="6.402cm" svg:y="4.673cm" svg:viewBox="0 0 3518 1737" svg:d="M3518 1282c0 252-203 455-454 455h-2610c-251 0-454-203-454-455v-828c0-251 203-454 454-454h2610c251 0 454 203 454 454z">
          <text:p/>
        </draw:path>
        <draw:frame draw:style-name="gr45" draw:text-style-name="P4" draw:layer="layout" svg:width="2.699cm" svg:height="0.378cm" svg:x="11.483cm" svg:y="25.757cm">
          <draw:text-box>
            <text:p text:style-name="P2"><text:span text:style-name="T2">loan request handling</text:span></text:p>
          </draw:text-box>
        </draw:frame>
        <draw:frame draw:style-name="gr46" draw:text-style-name="P5" draw:layer="layout" svg:width="3.198cm" svg:height="0.564cm" svg:x="6.595cm" svg:y="4.819cm">
          <draw:text-box>
            <text:p text:style-name="P2"><text:span text:style-name="T1">Collection Object</text:span></text:p>
          </draw:text-box>
        </draw:frame>
        <draw:path draw:style-name="gr44" draw:text-style-name="P1" draw:layer="layout" svg:width="3.517cm" svg:height="1.736cm" svg:x="6.402cm" svg:y="6.907cm" svg:viewBox="0 0 3518 1737" svg:d="M3518 1283c0 251-203 454-454 454h-2610c-251 0-454-203-454-454v-829c0-251 203-454 454-454h2610c251 0 454 203 454 454z">
          <text:p/>
        </draw:path>
        <draw:frame draw:style-name="gr47" draw:text-style-name="P5" draw:layer="layout" svg:width="2.212cm" svg:height="0.564cm" svg:x="7.092cm" svg:y="7.053cm">
          <draw:text-box>
            <text:p text:style-name="P2"><text:span text:style-name="T1">Transaction</text:span></text:p>
          </draw:text-box>
        </draw:frame>
        <draw:frame draw:style-name="gr48" draw:text-style-name="P4" draw:layer="layout" svg:width="2.711cm" svg:height="0.755cm" svg:x="6.773cm" svg:y="7.698cm">
          <draw:text-box>
            <text:p text:style-name="P7"><text:span text:style-name="T2">Loan, borrow, deacc.,</text:span><text:span text:style-name="T2"><text:line-break/></text:span><text:span text:style-name="T2">exchange</text:span></text:p>
          </draw:text-box>
        </draw:frame>
        <draw:path draw:style-name="gr44" draw:text-style-name="P1" draw:layer="layout" svg:width="3.517cm" svg:height="1.736cm" svg:x="10.541cm" svg:y="4.673cm" svg:viewBox="0 0 3518 1737" svg:d="M3518 1282c0 252-203 455-454 455h-2610c-250 0-454-203-454-455v-828c0-251 204-454 454-454h2610c251 0 454 203 454 454z">
          <text:p/>
        </draw:path>
        <draw:frame draw:style-name="gr49" draw:text-style-name="P5" draw:layer="layout" svg:width="1.433cm" svg:height="0.564cm" svg:x="11.571cm" svg:y="4.819cm">
          <draw:text-box>
            <text:p text:style-name="P2"><text:span text:style-name="T1">Locality</text:span></text:p>
          </draw:text-box>
        </draw:frame>
        <draw:frame draw:style-name="gr50" draw:text-style-name="P4" draw:layer="layout" svg:width="2.885cm" svg:height="0.755cm" svg:x="10.944cm" svg:y="5.463cm">
          <draw:text-box>
            <text:p text:style-name="P7"><text:span text:style-name="T2">Coordinates, elevation,</text:span><text:span text:style-name="T2"><text:line-break/></text:span><text:span text:style-name="T2">stratigraphy</text:span></text:p>
          </draw:text-box>
        </draw:frame>
        <draw:path draw:style-name="gr44" draw:text-style-name="P1" draw:layer="layout" svg:width="3.517cm" svg:height="1.736cm" svg:x="2.357cm" svg:y="4.673cm" svg:viewBox="0 0 3518 1737" svg:d="M3518 1282c0 252-204 455-454 455h-2610c-251 0-454-203-454-455v-828c0-251 203-454 454-454h2610c250 0 454 203 454 454z">
          <text:p/>
        </draw:path>
        <draw:frame draw:style-name="gr39" draw:text-style-name="P5" draw:layer="layout" svg:width="2.068cm" svg:height="0.564cm" svg:x="3.09cm" svg:y="4.819cm">
          <draw:text-box>
            <text:p text:style-name="P2"><text:span text:style-name="T1">Collections</text:span></text:p>
          </draw:text-box>
        </draw:frame>
        <draw:frame draw:style-name="gr16" draw:text-style-name="P4" draw:layer="layout" svg:width="2.804cm" svg:height="0.378cm" svg:x="2.736cm" svg:y="5.463cm">
          <draw:text-box>
            <text:p text:style-name="P2"><text:span text:style-name="T2">Institutions, disciplines</text:span></text:p>
          </draw:text-box>
        </draw:frame>
        <draw:path draw:style-name="gr44" draw:text-style-name="P1" draw:layer="layout" svg:width="3.517cm" svg:height="1.736cm" svg:x="2.263cm" svg:y="6.907cm" svg:viewBox="0 0 3518 1737" svg:d="M3518 1283c0 251-204 454-454 454h-2610c-251 0-454-203-454-454v-829c0-251 203-454 454-454h2610c250 0 454 203 454 454z">
          <text:p/>
        </draw:path>
        <draw:frame draw:style-name="gr51" draw:text-style-name="P5" draw:layer="layout" svg:width="3.054cm" svg:height="0.564cm" svg:x="2.602cm" svg:y="7.053cm">
          <draw:text-box>
            <text:p text:style-name="P2"><text:span text:style-name="T1">Reference Work</text:span></text:p>
          </draw:text-box>
        </draw:frame>
        <draw:frame draw:style-name="gr52" draw:text-style-name="P4" draw:layer="layout" svg:width="1.238cm" svg:height="0.378cm" svg:x="3.451cm" svg:y="7.698cm">
          <draw:text-box>
            <text:p text:style-name="P2"><text:span text:style-name="T2">[RefBank]</text:span></text:p>
          </draw:text-box>
        </draw:frame>
        <draw:path draw:style-name="gr44" draw:text-style-name="P1" draw:layer="layout" svg:width="3.517cm" svg:height="1.736cm" svg:x="10.541cm" svg:y="6.907cm" svg:viewBox="0 0 3518 1737" svg:d="M3518 1283c0 251-203 454-454 454h-2610c-251 0-454-203-454-454v-829c0-251 203-454 454-454h2610c251 0 454 203 454 454z">
          <text:p/>
        </draw:path>
        <draw:frame draw:style-name="gr53" draw:text-style-name="P4" draw:layer="layout" svg:width="3.058cm" svg:height="0.378cm" svg:x="2.581cm" svg:y="8.036cm">
          <draw:text-box>
            <text:p text:style-name="P2"><text:span text:style-name="T2">Journal article, book, etc</text:span></text:p>
          </draw:text-box>
        </draw:frame>
        <draw:frame draw:style-name="gr54" draw:text-style-name="P5" draw:layer="layout" svg:width="1.107cm" svg:height="0.564cm" svg:x="11.714cm" svg:y="7.053cm">
          <draw:text-box>
            <text:p text:style-name="P2"><text:span text:style-name="T1">Agent</text:span></text:p>
          </draw:text-box>
        </draw:frame>
        <draw:frame draw:style-name="gr9" draw:text-style-name="P4" draw:layer="layout" svg:width="2.178cm" svg:height="0.378cm" svg:x="11.244cm" svg:y="7.698cm">
          <draw:text-box>
            <text:p text:style-name="P2"><text:span text:style-name="T2">Name, institution,</text:span></text:p>
          </draw:text-box>
        </draw:frame>
        <draw:path draw:style-name="gr55" draw:text-style-name="P11" draw:layer="layout" svg:width="16.851cm" svg:height="4.844cm" svg:x="1.881cm" svg:y="4.245cm" svg:viewBox="0 0 16852 4845" svg:d="M16852 4422c0 234-254 423-568 423h-15716c-314 0-568-189-568-423v-3999c0-234 254-423 568-423h15716c314 0 568 189 568 423z">
          <text:p/>
        </draw:path>
        <draw:frame draw:style-name="gr23" draw:text-style-name="P4" draw:layer="layout" svg:width="1.534cm" svg:height="0.378cm" svg:x="11.595cm" svg:y="8.036cm">
          <draw:text-box>
            <text:p text:style-name="P2"><text:span text:style-name="T2">address, etc</text:span></text:p>
          </draw:text-box>
        </draw:frame>
        <draw:frame draw:style-name="gr56" draw:text-style-name="P5" draw:layer="layout" svg:width="3.431cm" svg:height="0.564cm" svg:x="2.09cm" svg:y="3.514cm">
          <draw:text-box>
            <text:p text:style-name="P2"><text:span text:style-name="T1">Specify-remainder</text:span></text:p>
          </draw:text-box>
        </draw:frame>
        <draw:frame draw:style-name="gr57" draw:text-style-name="P12" draw:layer="layout" svg:width="6.564cm" svg:height="0.657cm" svg:x="7.448cm" svg:y="2.307cm">
          <draw:text-box>
            <text:p text:style-name="P2"><text:span text:style-name="T5">Data entities and access APIs</text:span></text:p>
          </draw:text-box>
        </draw:frame>
        <draw:frame draw:style-name="gr58" draw:text-style-name="P12" draw:layer="layout" svg:width="10.022cm" svg:height="0.657cm" svg:x="5.625cm" svg:y="14.654cm">
          <draw:text-box>
            <text:p text:style-name="P2"><text:span text:style-name="T5">DINA-Web collection manager user interfaces</text:span></text:p>
          </draw:text-box>
        </draw:frame>
        <draw:frame draw:style-name="gr59" draw:text-style-name="P12" draw:layer="layout" svg:width="10.763cm" svg:height="0.657cm" svg:x="4.667cm" svg:y="22.963cm">
          <draw:text-box>
            <text:p text:style-name="P2"><text:span text:style-name="T5">Public user interfaces, web services, misc tools</text:span></text:p>
          </draw:text-box>
        </draw:frame>
        <draw:frame draw:style-name="gr60" draw:text-style-name="P5" draw:layer="layout" svg:width="0.565cm" svg:height="0.564cm" svg:x="2.628cm" svg:y="9.174cm">
          <draw:text-box>
            <text:p text:style-name="P2"><text:span text:style-name="T1">EE</text:span></text:p>
          </draw:text-box>
        </draw:frame>
        <draw:frame draw:style-name="gr61" draw:text-style-name="P5" draw:layer="layout" svg:width="0.586cm" svg:height="0.564cm" svg:x="6.628cm" svg:y="9.174cm">
          <draw:text-box>
            <text:p text:style-name="P2"><text:span text:style-name="T1">CA</text:span></text:p>
          </draw:text-box>
        </draw:frame>
        <draw:path draw:style-name="gr1" draw:text-style-name="P1" draw:layer="layout" svg:width="3.517cm" svg:height="1.736cm" svg:x="2.3cm" svg:y="12.114cm" svg:viewBox="0 0 3518 1737" svg:d="M3518 1283c0 251-203 454-454 454h-2609c-252 0-455-203-455-454v-829c0-251 203-454 455-454h2609c251 0 454 203 454 454z">
          <text:p/>
        </draw:path>
        <draw:frame draw:style-name="gr60" draw:text-style-name="P5" draw:layer="layout" svg:width="0.565cm" svg:height="0.564cm" svg:x="10.718cm" svg:y="9.174cm">
          <draw:text-box>
            <text:p text:style-name="P2"><text:span text:style-name="T1">SE</text:span></text:p>
          </draw:text-box>
        </draw:frame>
        <draw:frame draw:style-name="gr62" draw:text-style-name="P5" draw:layer="layout" svg:width="1.903cm" svg:height="0.564cm" svg:x="3.116cm" svg:y="12.26cm">
          <draw:text-box>
            <text:p text:style-name="P2"><text:span text:style-name="T1">User SSO</text:span></text:p>
          </draw:text-box>
        </draw:frame>
        <draw:frame draw:style-name="gr63" draw:text-style-name="P4" draw:layer="layout" svg:width="2.635cm" svg:height="0.755cm" svg:x="2.719cm" svg:y="12.904cm">
          <draw:text-box>
            <text:p text:style-name="P7"><text:span text:style-name="T2">DINA role, open auth</text:span><text:span text:style-name="T2"><text:line-break/></text:span><text:span text:style-name="T2">SSO</text:span></text:p>
          </draw:text-box>
        </draw:frame>
        <draw:path draw:style-name="gr44" draw:text-style-name="P1" draw:layer="layout" svg:width="3.517cm" svg:height="1.736cm" svg:x="14.586cm" svg:y="4.673cm" svg:viewBox="0 0 3518 1737" svg:d="M3518 1282c0 252-203 455-454 455h-2609c-251 0-455-203-455-455v-828c0-251 204-454 455-454h2609c251 0 454 203 454 454z">
          <text:p/>
        </draw:path>
        <draw:frame draw:style-name="gr60" draw:text-style-name="P5" draw:layer="layout" svg:width="0.916cm" svg:height="0.564cm" svg:x="2.65cm" svg:y="11.531cm">
          <draw:text-box>
            <text:p text:style-name="P2"><text:span text:style-name="T1">SE ?</text:span></text:p>
          </draw:text-box>
        </draw:frame>
        <draw:frame draw:style-name="gr62" draw:text-style-name="P5" draw:layer="layout" svg:width="0.891cm" svg:height="0.564cm" svg:x="15.902cm" svg:y="4.819cm">
          <draw:text-box>
            <text:p text:style-name="P2"><text:span text:style-name="T1">User</text:span></text:p>
          </draw:text-box>
        </draw:frame>
        <draw:frame draw:style-name="gr64" draw:text-style-name="P4" draw:layer="layout" svg:width="1.551cm" svg:height="0.378cm" svg:x="15.624cm" svg:y="5.463cm">
          <draw:text-box>
            <text:p text:style-name="P2"><text:span text:style-name="T2">Specify role,</text:span></text:p>
          </draw:text-box>
        </draw:frame>
        <draw:frame draw:style-name="gr65" draw:text-style-name="P4" draw:layer="layout" svg:width="1.505cm" svg:height="0.378cm" svg:x="15.627cm" svg:y="5.802cm">
          <draw:text-box>
            <text:p text:style-name="P2"><text:span text:style-name="T2">permissions</text:span></text:p>
          </draw:text-box>
        </draw:frame>
        <draw:frame draw:style-name="gr60" draw:text-style-name="P5" draw:layer="layout" svg:width="0.565cm" svg:height="0.564cm" svg:x="6.673cm" svg:y="11.531cm">
          <draw:text-box>
            <text:p text:style-name="P2"><text:span text:style-name="T1">SE</text:span></text:p>
          </draw:text-box>
        </draw:frame>
        <draw:frame draw:style-name="gr61" draw:text-style-name="P5" draw:layer="layout" svg:width="0.586cm" svg:height="0.564cm" svg:x="6.906cm" svg:y="15.717cm">
          <draw:text-box>
            <text:p text:style-name="P2"><text:span text:style-name="T1">DK</text:span></text:p>
          </draw:text-box>
        </draw:frame>
        <draw:frame draw:style-name="gr61" draw:text-style-name="P5" draw:layer="layout" svg:width="0.586cm" svg:height="0.564cm" svg:x="11.095cm" svg:y="15.717cm">
          <draw:text-box>
            <text:p text:style-name="P2"><text:span text:style-name="T1">CA</text:span></text:p>
          </draw:text-box>
        </draw:frame>
        <draw:frame draw:style-name="gr66" draw:text-style-name="P5" draw:layer="layout" svg:width="0.422cm" svg:height="0.564cm" svg:x="15.566cm" svg:y="15.717cm">
          <draw:text-box>
            <text:p text:style-name="P2"><text:span text:style-name="T1">?</text:span></text:p>
          </draw:text-box>
        </draw:frame>
        <draw:frame draw:style-name="gr66" draw:text-style-name="P5" draw:layer="layout" svg:width="0.422cm" svg:height="0.564cm" svg:x="2.983cm" svg:y="18.069cm">
          <draw:text-box>
            <text:p text:style-name="P2"><text:span text:style-name="T1">?</text:span></text:p>
          </draw:text-box>
        </draw:frame>
        <draw:frame draw:style-name="gr60" draw:text-style-name="P5" draw:layer="layout" svg:width="0.565cm" svg:height="0.564cm" svg:x="6.953cm" svg:y="18.069cm">
          <draw:text-box>
            <text:p text:style-name="P2"><text:span text:style-name="T1">EE</text:span></text:p>
          </draw:text-box>
        </draw:frame>
        <draw:frame draw:style-name="gr60" draw:text-style-name="P5" draw:layer="layout" svg:width="0.565cm" svg:height="0.564cm" svg:x="11.139cm" svg:y="18.069cm">
          <draw:text-box>
            <text:p text:style-name="P2"><text:span text:style-name="T1">SE</text:span></text:p>
          </draw:text-box>
        </draw:frame>
        <draw:frame draw:style-name="gr60" draw:text-style-name="P5" draw:layer="layout" svg:width="0.565cm" svg:height="0.564cm" svg:x="2.873cm" svg:y="23.944cm">
          <draw:text-box>
            <text:p text:style-name="P2"><text:span text:style-name="T1">SE</text:span></text:p>
          </draw:text-box>
        </draw:frame>
        <draw:frame draw:style-name="gr60" draw:text-style-name="P5" draw:layer="layout" svg:width="0.565cm" svg:height="0.564cm" svg:x="6.951cm" svg:y="23.944cm">
          <draw:text-box>
            <text:p text:style-name="P2"><text:span text:style-name="T1">SE</text:span></text:p>
          </draw:text-box>
        </draw:frame>
        <draw:frame draw:style-name="gr60" draw:text-style-name="P5" draw:layer="layout" svg:width="0.565cm" svg:height="0.564cm" svg:x="11.339cm" svg:y="23.944cm">
          <draw:text-box>
            <text:p text:style-name="P2"><text:span text:style-name="T1">SE</text:span></text:p>
          </draw:text-box>
        </draw:frame>
        <draw:path draw:style-name="gr1" draw:text-style-name="P1" draw:layer="layout" svg:width="3.517cm" svg:height="1.737cm" svg:x="6.667cm" svg:y="26.909cm" svg:viewBox="0 0 3518 1738" svg:d="M3518 1282c0 252-203 456-454 456h-2610c-251 0-454-204-454-456v-828c0-250 203-454 454-454h2610c251 0 454 204 454 454z">
          <text:p/>
        </draw:path>
        <draw:frame draw:style-name="gr60" draw:text-style-name="P5" draw:layer="layout" svg:width="0.565cm" svg:height="0.564cm" svg:x="15.477cm" svg:y="23.944cm">
          <draw:text-box>
            <text:p text:style-name="P2"><text:span text:style-name="T1">SE</text:span></text:p>
          </draw:text-box>
        </draw:frame>
        <draw:frame draw:style-name="gr46" draw:text-style-name="P5" draw:layer="layout" svg:width="3.198cm" svg:height="0.564cm" svg:x="6.907cm" svg:y="27.055cm">
          <draw:text-box>
            <text:p text:style-name="P2"><text:span text:style-name="T1">Occurrence Data</text:span></text:p>
          </draw:text-box>
        </draw:frame>
        <draw:frame draw:style-name="gr67" draw:text-style-name="P4" draw:layer="layout" svg:width="3.054cm" svg:height="0.378cm" svg:x="7.006cm" svg:y="27.7cm">
          <draw:text-box>
            <text:p text:style-name="P2"><text:span text:style-name="T2">Occurrence data service</text:span></text:p>
          </draw:text-box>
        </draw:frame>
        <draw:frame draw:style-name="gr68" draw:text-style-name="P4" draw:layer="layout" svg:width="2.868cm" svg:height="0.378cm" svg:x="7.127cm" svg:y="28.039cm">
          <draw:text-box>
            <text:p text:style-name="P2"><text:span text:style-name="T2">for GBIF, Lifewatch etc</text:span></text:p>
          </draw:text-box>
        </draw:frame>
        <draw:path draw:style-name="gr1" draw:text-style-name="P1" draw:layer="layout" svg:width="3.517cm" svg:height="1.737cm" svg:x="10.938cm" svg:y="26.909cm" svg:viewBox="0 0 3518 1738" svg:d="M3518 1282c0 252-204 456-455 456h-2609c-251 0-454-204-454-456v-828c0-250 203-454 454-454h2609c251 0 455 204 455 454z">
          <text:p/>
        </draw:path>
        <draw:frame draw:style-name="gr60" draw:text-style-name="P5" draw:layer="layout" svg:width="0.565cm" svg:height="0.564cm" svg:x="6.951cm" svg:y="26.296cm">
          <draw:text-box>
            <text:p text:style-name="P2"><text:span text:style-name="T1">SE</text:span></text:p>
          </draw:text-box>
        </draw:frame>
        <draw:frame draw:style-name="gr69" draw:text-style-name="P5" draw:layer="layout" svg:width="2.635cm" svg:height="0.564cm" svg:x="11.429cm" svg:y="27.055cm">
          <draw:text-box>
            <text:p text:style-name="P2"><text:span text:style-name="T1">Genome Data</text:span></text:p>
          </draw:text-box>
        </draw:frame>
        <draw:frame draw:style-name="gr70" draw:text-style-name="P4" draw:layer="layout" svg:width="3.025cm" svg:height="0.755cm" svg:x="11.252cm" svg:y="27.7cm">
          <draw:text-box>
            <text:p text:style-name="P7"><text:span text:style-name="T2">DNA data and DNA coll.</text:span><text:span text:style-name="T2"><text:line-break/></text:span><text:span text:style-name="T2">service for GGBN</text:span></text:p>
          </draw:text-box>
        </draw:frame>
        <draw:frame draw:style-name="gr66" draw:text-style-name="P5" draw:layer="layout" svg:width="0.422cm" svg:height="0.564cm" svg:x="11.344cm" svg:y="26.296cm">
          <draw:text-box>
            <text:p text:style-name="P2"><text:span text:style-name="T1">?</text:span></text:p>
          </draw:text-box>
        </draw:frame>
        <draw:frame draw:style-name="gr71" draw:text-style-name="P5" draw:layer="layout" svg:width="0.798cm" svg:height="0.564cm" svg:x="2.738cm" svg:y="26.296cm">
          <draw:text-box>
            <text:p text:style-name="P2"><text:span text:style-name="T1">TLH</text:span></text:p>
          </draw:text-box>
        </draw:frame>
        <draw:frame draw:style-name="gr60" draw:text-style-name="P5" draw:layer="layout" svg:width="0.565cm" svg:height="0.564cm" svg:x="15.443cm" svg:y="20.462cm">
          <draw:text-box>
            <text:p text:style-name="P2"><text:span text:style-name="T1">SE</text:span></text:p>
          </draw:text-box>
        </draw:frame>
        <draw:frame draw:style-name="gr60" draw:text-style-name="P5" draw:layer="layout" svg:width="0.565cm" svg:height="0.564cm" svg:x="2.861cm" svg:y="15.718cm">
          <draw:text-box>
            <text:p text:style-name="P2"><text:span text:style-name="T1">SE</text:span></text:p>
          </draw:text-box>
        </draw:frame>
        <draw:frame draw:style-name="gr72" draw:text-style-name="P5" draw:layer="layout" svg:width="4.582cm" svg:height="0.564cm" svg:x="8.371cm" svg:y="0.443cm">
          <draw:text-box>
            <text:p text:style-name="P2"><text:span text:style-name="T1">DINA-Web Module Map </text:span></text:p>
          </draw:text-box>
        </draw:frame>
        <draw:frame draw:style-name="gr73" draw:text-style-name="P13" draw:layer="layout" svg:width="2.669cm" svg:height="0.471cm" svg:x="9.259cm" svg:y="0.941cm">
          <draw:text-box>
            <text:p text:style-name="P2"><text:span text:style-name="T6">Draft 2015-10-15</text:span></text:p>
          </draw:text-box>
        </draw:frame>
        <draw:frame draw:style-name="gr74" draw:text-style-name="P4" draw:layer="layout" svg:width="3.008cm" svg:height="0.755cm" svg:x="6.7cm" svg:y="5.463cm">
          <draw:text-box>
            <text:p text:style-name="P7"><text:span text:style-name="T2">Catalog no, attr., media,</text:span><text:span text:style-name="T2"><text:line-break/></text:span><text:span text:style-name="T2">determ., preparation</text:span></text:p>
          </draw:text-box>
        </draw:frame>
        <draw:path draw:style-name="gr1" draw:text-style-name="P1" draw:layer="layout" svg:width="3.517cm" svg:height="1.736cm" svg:x="10.4cm" svg:y="12.093cm" svg:viewBox="0 0 3518 1737" svg:d="M3518 1282c0 252-203 455-454 455h-2610c-251 0-454-203-454-455v-828c0-251 203-454 454-454h2610c251 0 454 203 454 454z">
          <text:p/>
        </draw:path>
        <draw:frame draw:style-name="gr75" draw:text-style-name="P5" draw:layer="layout" svg:width="1.479cm" svg:height="0.564cm" svg:x="11.4cm" svg:y="12.239cm">
          <draw:text-box>
            <text:p text:style-name="P2"><text:span text:style-name="T1">Storage</text:span></text:p>
          </draw:text-box>
        </draw:frame>
        <draw:frame draw:style-name="gr76" draw:text-style-name="P4" draw:layer="layout" svg:width="2.838cm" svg:height="0.755cm" svg:x="10.881cm" svg:y="12.883cm">
          <draw:text-box>
            <text:p text:style-name="P7"><text:span text:style-name="T2">Room, cabinet, drawer</text:span><text:span text:style-name="T2"><text:line-break/></text:span><text:span text:style-name="T2">etc</text:span></text:p>
          </draw:text-box>
        </draw:frame>
        <draw:frame draw:style-name="gr60" draw:text-style-name="P5" draw:layer="layout" svg:width="0.565cm" svg:height="0.564cm" svg:x="10.682cm" svg:y="11.5cm">
          <draw:text-box>
            <text:p text:style-name="P2"><text:span text:style-name="T1">SE</text:span></text:p>
          </draw:text-box>
        </draw:frame>
        <draw:path draw:style-name="gr1" draw:text-style-name="P1" draw:layer="layout" svg:width="3.517cm" svg:height="1.736cm" svg:x="14.6cm" svg:y="9.763cm" svg:viewBox="0 0 3518 1737" svg:d="M3518 1282c0 252-203 455-454 455h-2610c-251 0-454-203-454-455v-828c0-251 203-454 454-454h2610c251 0 454 203 454 454z">
          <text:p/>
        </draw:path>
        <draw:frame draw:style-name="gr77" draw:text-style-name="P5" draw:layer="layout" svg:width="2.093cm" svg:height="0.564cm" svg:x="15.3cm" svg:y="9.909cm">
          <draw:text-box>
            <text:p text:style-name="P2"><text:span text:style-name="T1">Geography</text:span></text:p>
          </draw:text-box>
        </draw:frame>
        <draw:frame draw:style-name="gr3" draw:text-style-name="P4" draw:layer="layout" svg:width="2.758cm" svg:height="0.378cm" svg:x="15.081cm" svg:y="10.553cm">
          <draw:text-box>
            <text:p text:style-name="P2"><text:span text:style-name="T2">Images, video, sound,</text:span></text:p>
          </draw:text-box>
        </draw:frame>
        <draw:frame draw:style-name="gr4" draw:text-style-name="P4" draw:layer="layout" svg:width="1.378cm" svg:height="0.378cm" svg:x="15.679cm" svg:y="10.892cm">
          <draw:text-box>
            <text:p text:style-name="P2"><text:span text:style-name="T2">documents</text:span></text:p>
          </draw:text-box>
        </draw:frame>
        <draw:frame draw:style-name="gr66" draw:text-style-name="P5" draw:layer="layout" svg:width="1.835cm" svg:height="0.564cm" svg:x="14.882cm" svg:y="9.17cm">
          <draw:text-box>
            <text:p text:style-name="P2"><text:span text:style-name="T1">SE / EE ?</text:span></text:p>
          </draw:text-box>
        </draw:frame>
        <draw:path draw:style-name="gr1" draw:text-style-name="P1" draw:layer="layout" svg:width="3.517cm" svg:height="1.737cm" svg:x="14.6cm" svg:y="12.062cm" svg:viewBox="0 0 3518 1738" svg:d="M3518 1282c0 252-204 456-455 456h-2609c-251 0-454-204-454-456v-828c0-250 203-454 454-454h2609c251 0 455 204 455 454z">
          <text:p/>
        </draw:path>
        <draw:frame draw:style-name="gr78" draw:text-style-name="P3" draw:layer="layout" svg:width="1.909cm" svg:height="0.564cm" svg:x="15.491cm" svg:y="12.208cm">
          <draw:text-box>
            <text:p text:style-name="P2"><text:span text:style-name="T1">Batch IO</text:span></text:p>
          </draw:text-box>
        </draw:frame>
        <draw:frame draw:style-name="gr70" draw:text-style-name="P4" draw:layer="layout" svg:width="3.025cm" svg:height="0.755cm" svg:x="14.914cm" svg:y="12.853cm">
          <draw:text-box>
            <text:p text:style-name="P7"><text:span text:style-name="T2">CLI and API for batch</text:span></text:p>
            <text:p text:style-name="P7"><text:span text:style-name="T2">input/output</text:span></text:p>
          </draw:text-box>
        </draw:frame>
        <draw:path draw:style-name="gr1" draw:text-style-name="P1" draw:layer="layout" svg:width="3.517cm" svg:height="1.736cm" svg:x="15.182cm" svg:y="18.663cm" svg:viewBox="0 0 3518 1737" svg:d="M3518 1282c0 252-203 455-454 455h-2610c-251 0-454-203-454-455v-828c0-250 203-454 454-454h2610c251 0 454 204 454 454z">
          <text:p/>
        </draw:path>
        <draw:frame draw:style-name="gr79" draw:text-style-name="P3" draw:layer="layout" svg:width="2.511cm" svg:height="0.564cm" svg:x="15.689cm" svg:y="18.809cm">
          <draw:text-box>
            <text:p text:style-name="P2"><text:span text:style-name="T1">Transactions</text:span></text:p>
          </draw:text-box>
        </draw:frame>
        <draw:frame draw:style-name="gr31" draw:text-style-name="P4" draw:layer="layout" svg:width="2.462cm" svg:height="0.755cm" svg:x="15.742cm" svg:y="19.454cm">
          <draw:text-box>
            <text:p text:style-name="P7"><text:span text:style-name="T2">Manage loans, ex-</text:span><text:span text:style-name="T2"><text:line-break/></text:span><text:span text:style-name="T2">changes etc</text:span></text:p>
          </draw:text-box>
        </draw:frame>
        <draw:frame draw:style-name="gr60" draw:text-style-name="P5" draw:layer="layout" svg:width="0.565cm" svg:height="0.564cm" svg:x="15.635cm" svg:y="18.061cm">
          <draw:text-box>
            <text:p text:style-name="P2"><text:span text:style-name="T1">?</text:span></text:p>
          </draw:text-box>
        </draw:frame>
        <draw:path draw:style-name="gr1" draw:text-style-name="P1" draw:layer="layout" svg:width="3.517cm" svg:height="1.736cm" svg:x="15.182cm" svg:y="26.914cm" svg:viewBox="0 0 3518 1737" svg:d="M3518 1283c0 250-203 454-454 454h-2610c-251 0-454-204-454-454v-828c0-252 203-455 454-455h2610c251 0 454 203 454 455z">
          <text:p/>
        </draw:path>
        <draw:frame draw:style-name="gr35" draw:text-style-name="P5" draw:layer="layout" svg:width="2.445cm" svg:height="0.564cm" svg:x="15.795cm" svg:y="27.06cm">
          <draw:text-box>
            <text:p text:style-name="P2"><text:span text:style-name="T1">Geomapping</text:span></text:p>
          </draw:text-box>
        </draw:frame>
        <draw:frame draw:style-name="gr36" draw:text-style-name="P4" draw:layer="layout" svg:width="3.042cm" svg:height="0.755cm" svg:x="15.422cm" svg:y="27.704cm">
          <draw:text-box>
            <text:p text:style-name="P7"><text:span text:style-name="T2">Geospatial visualization,</text:span><text:span text:style-name="T2"><text:line-break/></text:span><text:span text:style-name="T2">analysis</text:span></text:p>
          </draw:text-box>
        </draw:frame>
        <draw:frame draw:style-name="gr60" draw:text-style-name="P5" draw:layer="layout" svg:width="0.565cm" svg:height="0.564cm" svg:x="15.506cm" svg:y="26.3cm">
          <draw:text-box>
            <text:p text:style-name="P2"><text:span text:style-name="T1">?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yriadProular1" svg:font-family="MyriadProular"/>
    <style:font-face style:name="Liberation Serif1" svg:font-family="'Liberation Serif'" style:font-pitch="variable"/>
    <style:font-face style:name="MyriadProular" svg:font-family="MyriadProular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4cm" fo:margin-bottom="1cm" fo:margin-left="1.8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10-15T20:01:24.472945000</dc:date>
    <dc:creator>Fredrik Ronquist</dc:creator>
    <meta:editing-duration>PT53M42S</meta:editing-duration>
    <meta:editing-cycles>3</meta:editing-cycles>
    <meta:generator>LibreOffice/4.4.5.2$MacOSX_X86_64 LibreOffice_project/a22f674fd25a3b6f45bdebf25400ed2adff0ff99</meta:generator>
    <meta:document-statistic meta:object-count="144"/>
  </office:meta>
</office:document-meta>
</file>